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table:formula="of:=[.C17]/[.E17]" office:value-type="float" office:value="17.8571428571429" calcext:value-type="float">
            <text:p>18</text:p>
          </table:table-cell>
          <table:table-cell table:style-name="ce19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6" table:formula="of:=[.C18]/[.E18]" office:value-type="float" office:value="36.6" calcext:value-type="float">
            <text:p>37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table:formula="of:=[.C19]/[.E19]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120" calcext:value-type="float">
            <text:p>120</text:p>
          </table:table-cell>
          <table:table-cell table:style-name="ce16" table:formula="of:=[.C20]/[.E20]" office:value-type="float" office:value="24" calcext:value-type="float">
            <text:p>24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21]/[.E21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22]/[.D22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22:34:31.5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15H24M45S</meta:editing-duration>
    <meta:editing-cycles>21</meta:editing-cycles>
    <meta:initial-creator>James Petts</meta:initial-creator>
    <dc:date>2017-02-23T00:04:31.889000000</dc:date>
    <dc:creator>James Petts</dc:creator>
    <meta:document-statistic meta:table-count="7" meta:cell-count="461" meta:object-count="0"/>
  </office:meta>
</office:document-meta>
</file>